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5" style:family="paragraph" style:parent-style-name="Standard">
      <style:paragraph-properties fo:margin-left="0in" fo:margin-right="0in" style:line-height-at-least="0.2291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style:line-height-at-least="0.2291in" fo:text-indent="0in" style:auto-text-indent="false"/>
      <style:text-properties fo:font-variant="normal" fo:text-transform="none" fo:color="#777777" style:font-name="Helvetica" fo:font-size="10.5pt" fo:letter-spacing="normal" fo:font-style="normal" fo:font-weight="normal"/>
    </style:style>
    <style:style style:name="P7" style:family="paragraph" style:parent-style-name="Standard">
      <style:paragraph-properties fo:margin-left="0in" fo:margin-right="0in" style:line-height-at-least="0.2291in" fo:text-indent="0in" style:auto-text-indent="false"/>
      <style:text-properties fo:font-variant="normal" fo:text-transform="none" fo:color="#777777" style:font-name="Helvetica" fo:font-size="10.5pt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9" style:family="paragraph" style:parent-style-name="Standard">
      <style:paragraph-properties fo:margin-left="0in" fo:margin-right="0in" style:line-height-at-least="0.2291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777777" style:font-name="Helvetica" fo:font-size="10.5pt" fo:letter-spacing="normal" fo:font-style="normal"/>
    </style:style>
    <style:style style:name="T2" style:family="text">
      <style:text-properties fo:font-variant="normal" fo:text-transform="none" fo:color="#777777" style:font-name="Helvetica" fo:font-size="10.5pt" fo:letter-spacing="normal" fo:font-style="normal" fo:font-weight="normal"/>
    </style:style>
    <style:style style:name="T3" style:family="text">
      <style:text-properties fo:font-variant="normal" fo:text-transform="none" fo:color="#777777" style:font-name="Helvetica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ff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5" style:family="text">
      <style:text-properties fo:font-variant="normal" fo:text-transform="none" style:use-window-font-color="true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6" style:family="text">
      <style:text-properties fo:font-variant="normal" fo:text-transform="none" fo:color="#000080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7" style:family="text">
      <style:text-properties fo:font-variant="normal" fo:text-transform="none" fo:color="#8a2be2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8" style:family="text">
      <style:text-properties fo:font-variant="normal" fo:text-transform="none" fo:color="#8b0000" style:font-name="Lucida Console" fo:font-size="9pt" fo:letter-spacing="normal" fo:font-style="normal" fo:font-weight="normal" style:font-name-asian="Lucida Console" style:font-size-asian="9pt" style:font-name-complex="Lucida Console" style:font-size-complex="9pt"/>
    </style:style>
    <style:style style:name="T9" style:family="text">
      <style:text-properties fo:color="#0000ff" style:font-name="Lucida Console" fo:font-size="9pt" style:font-name-asian="Lucida Console" style:font-size-asian="9pt" style:font-name-complex="Lucida Console" style:font-size-complex="9pt"/>
    </style:style>
    <style:style style:name="T10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000080" style:font-name="Lucida Console" fo:font-size="9pt" style:font-name-asian="Lucida Console" style:font-size-asian="9pt" style:font-name-complex="Lucida Console" style:font-size-complex="9pt"/>
    </style:style>
    <style:style style:name="T12" style:family="text">
      <style:text-properties fo:color="#8a2be2" style:font-name="Lucida Console" fo:font-size="9pt" style:font-name-asian="Lucida Console" style:font-size-asian="9pt" style:font-name-complex="Lucida Console" style:font-size-complex="9pt"/>
    </style:style>
    <style:style style:name="T13" style:family="text">
      <style:text-properties fo:color="#8b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ake Deploy</text:p>
      <text:p text:style-name="Standard"/>
      <text:p text:style-name="Standard"/>
      <text:p text:style-name="Standard">Psake a build automation tool for Windows PowerShell. It invokes commands like MSBuild, with targets, it enables invokable targets with dependencies. </text:p>
      <text:p text:style-name="Standard"/>
      <text:p text:style-name="P1">Basic Installation</text:p>
      <text:p text:style-name="Standard"/>
      <text:p text:style-name="Standard">To get Psake go to: <text:a xlink:type="simple" xlink:href="https://github.com/psake/psake">https://github.com/psake/psake</text:a> and read the readme.md.</text:p>
      <text:p text:style-name="Standard"/>
      <text:p text:style-name="Standard">To Use:</text:p>
      <text:p text:style-name="Standard"/>
      <text:p text:style-name="P4"><text:span text:style-name="T2">Import-Module .\psake.psm1</text:span> </text:p>
      <text:p text:style-name="P4"/>
      <text:p text:style-name="P4">To Run <text:s/>(executes: default in default.ps1):</text:p>
      <text:p text:style-name="P4"/>
      <text:p text:style-name="P4">Invoke-Psake</text:p>
      <text:p text:style-name="P4"/>
      <text:p text:style-name="P4">To run a specific command at a specific location: </text:p>
      <text:p text:style-name="P4"/>
      <text:p text:style-name="P4"><text:span text:style-name="T2">Invoke-psake .\default.ps1 Clean</text:span> </text:p>
      <text:p text:style-name="P4"/>
      <text:p text:style-name="P5">Module Installation</text:p>
      <text:p text:style-name="P5"/>
      <text:p text:style-name="P4">To install Psake as a module, get the path:</text:p>
      <text:p text:style-name="P4"/>
      <text:p text:style-name="P4">$env:psmodulepath</text:p>
      <text:p text:style-name="P4"/>
      <text:p text:style-name="P4">After that paste the contents of the extracted zip into a folder name: psake. The module can then be imported as:<text:line-break/><text:line-break/><text:span text:style-name="T2">Import-Module psake</text:span></text:p>
      <text:p text:style-name="P6"/>
      <text:p text:style-name="P7">Creating and Executing a Task</text:p>
      <text:p text:style-name="P6"/>
      <text:p text:style-name="P6">A Psake script needs a default task named: default that depends on one or more tasks cand it cannot define an action block. </text:p>
      <text:p text:style-name="P6"/>
      <text:p text:style-name="P4"><text:span text:style-name="T2"><text:s/></text:span><text:span text:style-name="T4">task</text:span><text:span text:style-name="T5"> </text:span><text:span text:style-name="T6">-name</text:span><text:span text:style-name="T5"> </text:span><text:span text:style-name="T7">Build</text:span><text:span text:style-name="T5"> </text:span><text:span text:style-name="T6">-description</text:span><text:span text:style-name="T5"> </text:span><text:span text:style-name="T8">"This is documentation"</text:span><text:span text:style-name="T5"> </text:span><text:span text:style-name="T6">-action</text:span><text:span text:style-name="T5"> { </text:span></text:p>
      <text:p text:style-name="P3"/>
      <text:p text:style-name="P2"><text:span text:style-name="T10"><text:s text:c="4"/></text:span><text:span text:style-name="T9">Write-Host</text:span><text:span text:style-name="T10"> </text:span><text:span text:style-name="T13">"This is a task"</text:span><text:span text:style-name="T10"> </text:span><text:span text:style-name="T11">-ForegroundColor</text:span><text:span text:style-name="T10"> </text:span><text:span text:style-name="T12">Black</text:span><text:span text:style-name="T10"> </text:span><text:span text:style-name="T11">-BackgroundColor</text:span><text:span text:style-name="T10"> </text:span><text:span text:style-name="T12">Green</text:span></text:p>
      <text:p text:style-name="P3"/>
      <text:p text:style-name="P3">};</text:p>
      <text:p text:style-name="P3"/>
      <text:p text:style-name="P3"/>
      <text:p text:style-name="P2"><text:span text:style-name="T9">task</text:span><text:span text:style-name="T10"> </text:span><text:span text:style-name="T11">-name</text:span><text:span text:style-name="T10"> </text:span><text:span text:style-name="T12">default</text:span><text:span text:style-name="T10"> <text:s/></text:span><text:span text:style-name="T11">-depends</text:span><text:span text:style-name="T10"> </text:span><text:span text:style-name="T12">build </text:span></text:p>
      <text:p text:style-name="P6"><text:soft-page-break/></text:p>
      <text:p text:style-name="P6"/>
      <text:p text:style-name="P6">To run the task in the default.ps1 file: </text:p>
      <text:p text:style-name="P6"/>
      <text:p text:style-name="P6">Invoke-psake .\default.ps1</text:p>
      <text:p text:style-name="P6"/>
      <text:p text:style-name="P6">The task to run can be specified in the task parameter: </text:p>
      <text:p text:style-name="P6"/>
      <text:p text:style-name="P6">Invoke-psake .\default.ps1 Build</text:p>
      <text:p text:style-name="P6"/>
      <text:p text:style-name="P6">The tasks are run in the order of the depends parameter. Each Psake task can be invoked only once during execution. The order of task execution is a comma separated list of tasks then the dependency tree of the tasks. The optional description parameter is useful when querying the documentation.</text:p>
      <text:p text:style-name="P6"/>
      <text:p text:style-name="P6"/>
      <text:p text:style-name="P7">Tasks</text:p>
      <text:p text:style-name="P6"/>
      <text:p text:style-name="P6">When invoking executing console commands, always wrap them in: exec { command } unless there is good reason not to. This will cause failure when the exit code is not 0. If this isn't done, there can be a false positive from Psake saying there was success when it was failure. No task to a console command should be used without wrapping it in an exec command. </text:p>
      <text:p text:style-name="P6"/>
      <text:p text:style-name="P6">Each task can have an -action where it executes code and a -depends which lists the task names that must be completed prior to running that task. Each task can only be executed once time in the entire call to Invoke-Psake. Psake can be invoked recursively if that's needed. </text:p>
      <text:p text:style-name="P6"/>
      <text:p text:style-name="P6"/>
      <text:p text:style-name="P7"/>
      <text:p text:style-name="P7">Writing Task Documentation</text:p>
      <text:p text:style-name="P6"/>
      <text:p text:style-name="P6">To view the documentation of tasks, which displays the -description parameter, the name and dependencies: </text:p>
      <text:p text:style-name="P6"/>
      <text:p text:style-name="P6">Invoke-psake .\default.ps1 -docs</text:p>
      <text:p text:style-name="P6"/>
      <text:p text:style-name="P6"/>
      <text:p text:style-name="P4"><text:span text:style-name="T3">Properties</text:span><text:span text:style-name="T2"> </text:span></text:p>
      <text:p text:style-name="P4"><text:span text:style-name="T2"/></text:p>
      <text:p text:style-name="P4"><text:span text:style-name="T2">Properties are set in a psake script to use variables throughout the script that can be passed in as arguments. </text:span></text:p>
      <text:p text:style-name="P4"/>
      <text:p text:style-name="P4"><text:soft-page-break/>properties {</text:p>
      <text:p text:style-name="P4"><text:s/></text:p>
      <text:p text:style-name="P4"><text:tab/>$msBuildConfig = 'debug'</text:p>
      <text:p text:style-name="P4">}</text:p>
      <text:p text:style-name="P4"><text:s text:c="3"/></text:p>
      <text:p text:style-name="P4"><text:span text:style-name="T2">Properties can be set in psake by passing the -properties parameter. These properties will overwrite the values defined in the properties declaration in the psake script.</text:span></text:p>
      <text:p text:style-name="P4"><text:span text:style-name="T2"/></text:p>
      <text:p text:style-name="P4"><text:s/>-properties @{'msbuildconfig'='debug'}</text:p>
      <text:p text:style-name="P4"/>
      <text:p text:style-name="P5"><text:span text:style-name="T1">Psake Functions</text:span></text:p>
      <text:p text:style-name="P5"><text:span text:style-name="T1"/></text:p>
      <text:p text:style-name="P4"><text:s/>Psake provides the ability to format the task name, and run script before and after the execution of each task. </text:p>
      <text:p text:style-name="P4"><text:s/></text:p>
      <text:p text:style-name="P4">#psake functions</text:p>
      <text:p text:style-name="P4">FormatTaskName {</text:p>
      <text:p text:style-name="P4"><text:s text:c="3"/>param($taskName)</text:p>
      <text:p text:style-name="P4"><text:s text:c="3"/>write-host "----- Task: $taskName -----" <text:s text:c="2"/>-foregroundcolor Cyan</text:p>
      <text:p text:style-name="P4">}</text:p>
      <text:p text:style-name="P4"/>
      <text:p text:style-name="P4">TaskSetup {</text:p>
      <text:p text:style-name="P4"><text:s text:c="8"/>$currentTaskTime = Get-date</text:p>
      <text:p text:style-name="P4"><text:s text:c="8"/>$currentTaskTime = $currentTaskTime.ToUniversalTime().ToString("u")</text:p>
      <text:p text:style-name="P4"><text:s text:c="8"/>Write-Host "Begin: $currentTaskTime" -ForegroundColor DarkMagenta</text:p>
      <text:p text:style-name="P4">}</text:p>
      <text:p text:style-name="P4"/>
      <text:p text:style-name="P4">TaskTearDown {</text:p>
      <text:p text:style-name="P4"><text:s text:c="8"/>$currentTaskTime = Get-date</text:p>
      <text:p text:style-name="P4"><text:s text:c="8"/>$currentTaskTime = $currentTaskTime.ToUniversalTime().ToString("u")</text:p>
      <text:p text:style-name="P4"><text:s text:c="8"/>Write-Host "end: $currentTaskTime" -ForegroundColor DarkGray</text:p>
      <text:p text:style-name="P4">}</text:p>
      <text:p text:style-name="P5"><text:span text:style-name="T1"/></text:p>
      <text:p text:style-name="P5"><text:span text:style-name="T1">Conclusion</text:span></text:p>
      <text:p text:style-name="P5"><text:span text:style-name="T1"/></text:p>
      <text:p text:style-name="P4">Psake</text:p>
      <text:p text:style-name="P4"><text:s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freesans, clean, sans-serif"/>
    <style:font-face style:name="Mangal1" svg:font-family="Manga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22:13:33.99</meta:creation-date>
    <dc:date>2013-03-17T23:03:01.56</dc:date>
    <meta:editing-duration>PT14H44M57S</meta:editing-duration>
    <meta:editing-cycles>28</meta:editing-cycles>
    <meta:generator>OpenOffice.org/3.4.1$Win32 OpenOffice.org_project/341m1$Build-9593</meta:generator>
    <meta:document-statistic meta:table-count="0" meta:image-count="0" meta:object-count="0" meta:page-count="3" meta:paragraph-count="61" meta:word-count="478" meta:character-count="3250"/>
  </office:meta>
</office:document-meta>
</file>